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P7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8pt" style:font-size-asian="8pt" style:font-name-complex="Courier New"/>
    </style:style>
    <style:style style:name="T3" style:family="text">
      <style:text-properties style:font-name="Courier New" fo:font-size="8pt" fo:language="en" fo:country="US" style:font-size-asian="8pt" style:font-name-complex="Courier New"/>
    </style:style>
    <style:style style:name="T4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5" style:family="text">
      <style:text-properties style:font-name="Courier New" fo:font-size="8pt" fo:font-weight="bold" style:font-size-asian="8pt" style:font-weight-asian="bold" style:font-name-complex="Courier New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7" text:outline-level="1">сишные трюки<text:line-break/>(0<text:span text:style-name="T1">xD</text:span> выпуск)</text:h>
      <text:p text:style-name="Standard">крис касперски ака мыщъх, <text:span text:style-name="T1">a.k.a.</text:span> <text:span text:style-name="T1">souriz</text:span>, <text:span text:style-name="T1">a.k.a.</text:span> <text:span text:style-name="T1">nezumi</text:span>, <text:span text:style-name="T1">a.k.a.</text:span> <text:span text:style-name="T1">elraton</text:span>, <text:span text:style-name="T1">no</text:span>-<text:span text:style-name="T1">email</text:span></text:p>
      <text:h text:style-name="Heading_20_2" text:outline-level="2">совет 1 — вычисления <text:span text:style-name="T1">rand() </text:span>на стадии компиляции</text:h>
      <text:p text:style-name="P5">Препроцессор в Си — великая вещь, однако, его возможности существенно ограничены и зачастую, чтобы осуществить задуманное приходится извращаться не по детски. Достаточно часто программистам требуется получить случайное число, уникальное для каждого билда, но не меняющееся от запуска программы к запуску. Существует множество решений этой проблемы. В частности, линкер <text:span text:style-name="T1">ulink </text:span>использует штамп времени, содержащийся в заголовке <text:span text:style-name="T1">PE-</text:span>файла, однако, этот способ системно-зависимый и что самое неприятное неработающий на некоторых <text:span text:style-name="T1">UNIX-подобных </text:span>осях, где <text:span text:style-name="T1">ELF-</text:span>заголовок вообще не проецируется на адресное пространство процесса.</text:p>
      <text:p text:style-name="P5">Некоторые программисты поступают так: подключают включаемый файл <text:span text:style-name="T1">x-file.h </text:span>директивой <text:span text:style-name="T1">'#include "x-file.h"'</text:span>, создают простую утилиту на Си, генерирующую <text:span text:style-name="T1">x-file.h </text:span>следующего содержания: <text:span text:style-name="T1">"#define X_RAND 0xXXXXXXXX"</text:span>, где <text:span text:style-name="T1">0xXXXXXXXX</text:span> — случайное число, возвращаемое функцией <text:span text:style-name="T1">rand()</text:span>, а в <text:span text:style-name="T1">makefile-</text:span>файл вставляют команды компиляции этой вспомогательной утилиты, ее линковку и запуск. Затем, после создания <text:span text:style-name="T1">x-file.h </text:span>можно собирать файл проекта. Достоинство этого трюка в его переносимости, а недостаток — в излишней громоздкости. Сгенерировать уникальное для каждого билда число можно и проще!</text:p>
      <text:p text:style-name="P5">Компиляторы, придерживающиеся <text:span text:style-name="T1">ANSI </text:span>Си, имеют в своем "словарном запасе" макросы __DATE__ и __TIME__, возвращающие дату и время компиляции файла соответственно. Оба значения представлены в строковом формате, от которого приходится избавляться путем вычисления хеш-суммы по алгоритму <text:span text:style-name="T1">CRC32 </text:span>или любому другому. Для достижения большей случайности полученное число можно передать функции <text:span text:style-name="T1">srand()</text:span> с последующим вызовом <text:span text:style-name="T1">rand()</text:span>.</text:p>
      <text:p text:style-name="P5">Как вариант, можно использовать макрос __TIMESTAMP__, возвращающий штамп даты/времени последней модификации компилируемого файла в виде 32-битного целого, что изваляет нас от необходимости вычисления <text:span text:style-name="T1">CRC32</text:span>, однако, если файл, содержащий __TIMESTAMP__ не будет изменен, мы получим тоже самое число, что и в предыдущем билде. В некоторых случаях это неприемлемо, в некоторых, напротив, даже очень желательно (т. е. сгенерированное число изменяется только в случае изменения файла).</text:p>
      <text:p text:style-name="P5"/>
      <text:p text:style-name="P2">int x_rand;</text:p>
      <text:p text:style-name="P2">main()</text:p>
      <text:p text:style-name="P2">{</text:p>
      <text:p text:style-name="P1"><text:span text:style-name="T2"><text:tab/>srand(__TIMESTAMP__);</text:span></text:p>
      <text:p text:style-name="P2"><text:tab/>x_rand = rand();</text:p>
      <text:p text:style-name="P3"><text:tab/>…</text:p>
      <text:p text:style-name="P3">}</text:p>
      <text:p text:style-name="P6">Листинг<text:span text:style-name="T1"> </text:span><text:sequence text:ref-name="refЛистинг0" text:name="Листинг" text:formula="ooow:Листинг+1" style:num-format="1">1</text:sequence><text:span text:style-name="T1"> </text:span>использование макроса __TIMESTAMP__ для генерации случайного числа, уникального для каждого билда</text:p>
      <text:h text:style-name="Heading_20_2" text:outline-level="2">совет<text:span text:style-name="T1"> 2 – </text:span>строковые литералы и тип <text:span text:style-name="T1">char</text:span></text:h>
      <text:p text:style-name="P5">Рассмотрим следующий код (см. листинг 2) вполне типичный для начинающих. Что в нем неправильно?</text:p>
      <text:p text:style-name="P5"/>
      <text:p text:style-name="P3">foo(char *s)</text:p>
      <text:p text:style-name="P3">{</text:p>
      <text:p text:style-name="P3"/>
      <text:p text:style-name="P1"><text:span text:style-name="T3"><text:tab/>if (*s &lt; '</text:span><text:span text:style-name="T2">я</text:span><text:span text:style-name="T3">') return '</text:span><text:span text:style-name="T2">ты</text:span><text:span text:style-name="T3">';</text:span></text:p>
      <text:p text:style-name="P3">}</text:p>
      <text:p text:style-name="P6">Листинг <text:sequence text:ref-name="refЛистинг1" text:name="Листинг" text:formula="ooow:Листинг+1" style:num-format="1">2</text:sequence> пример неправильного использования <text:span text:style-name="T1">char*</text:span>, неявно закладывающийся на особенности поведения компилятора</text:p>
      <text:p text:style-name="P5">Опытным программистам известно, что стандарт <text:span text:style-name="T1">ANSI C</text:span>и позволяет компиляторам самостоятельно решать должен ли тип <text:span text:style-name="T1">char </text:span>быть знаковым или нет, поэтому, если число <text:soft-page-break/>укладывается в <text:span text:style-name="T1">[0, 127]</text:span> мы вправе использовать <text:span text:style-name="T1">char</text:span> — программа будет работать независимо от наличия знака. В противном случае следует явно специфицировать тип, указывая перед <text:span text:style-name="T1">char </text:span>каким ему быть —<text:span text:style-name="T1"> signed </text:span>или <text:span text:style-name="T1">unsigned</text:span>.</text:p>
      <text:p text:style-name="P5">Компилятор <text:span text:style-name="T1">Microsoft Visual C++ </text:span>по умолчанию всегда выбирает <text:span text:style-name="T1">unsigned char</text:span>, поэтому данная программа будет работать правильно, однако, стоит откомпилировать ее с помощью <text:span text:style-name="T1">Borland C++</text:span>, как все измениться и мы получим совершенно неожиданный результат. Компилятор по умолчанию устанавливает <text:span text:style-name="T1">char </text:span>в <text:span text:style-name="T1">signed, в </text:span>результате чего строковой литерал <text:span text:style-name="T1">'</text:span>я<text:span text:style-name="T1">' </text:span>превращается в число -17 и условие (*s &lt; 'я') окажется в косяках, что наглядно подтверждает дизассемблерный листинг, приведенный ниже:</text:p>
      <text:p text:style-name="P5"/>
      <text:p text:style-name="P2">_TEXT:00000000 _foo<text:tab/><text:tab/>proc near<text:tab/><text:tab/><text:tab/>; CODE XREF: _main+4↓p</text:p>
      <text:p text:style-name="P2">_TEXT:00000000</text:p>
      <text:p text:style-name="P2">_TEXT:00000000 arg_0<text:tab/><text:tab/>= dword ptr <text:s/>8</text:p>
      <text:p text:style-name="P2">_TEXT:00000000</text:p>
      <text:p text:style-name="P1"><text:span text:style-name="T2">_TEXT:00000000</text:span><text:span text:style-name="T3"><text:tab/><text:tab/><text:tab/></text:span><text:span text:style-name="T2">push</text:span><text:span text:style-name="T3"><text:tab/></text:span><text:span text:style-name="T2">ebp</text:span></text:p>
      <text:p text:style-name="P1"><text:span text:style-name="T2">_TEXT:00000001</text:span><text:span text:style-name="T3"><text:tab/><text:tab/><text:tab/></text:span><text:span text:style-name="T2">mov</text:span><text:span text:style-name="T3"><text:tab/></text:span><text:span text:style-name="T2">ebp, esp</text:span></text:p>
      <text:p text:style-name="P1"><text:span text:style-name="T2">_TEXT:00000003</text:span><text:span text:style-name="T3"><text:tab/><text:tab/><text:tab/></text:span><text:span text:style-name="T2">mov</text:span><text:span text:style-name="T3"><text:tab/></text:span><text:span text:style-name="T2">eax, [ebp+arg_0]</text:span></text:p>
      <text:p text:style-name="P1"><text:span text:style-name="T5">_TEXT:00000006</text:span><text:span text:style-name="T4"><text:tab/><text:tab/><text:tab/></text:span><text:span text:style-name="T5">cmp</text:span><text:span text:style-name="T4"><text:tab/></text:span><text:span text:style-name="T5">byte ptr [eax], -17</text:span><text:span text:style-name="T4"><text:tab/>; '</text:span><text:span text:style-name="T5">я</text:span><text:span text:style-name="T4">'</text:span></text:p>
      <text:p text:style-name="P1"><text:span text:style-name="T5">_TEXT:00000009</text:span><text:span text:style-name="T4"><text:tab/><text:tab/><text:tab/></text:span><text:span text:style-name="T5">jge</text:span><text:span text:style-name="T4"><text:tab/></text:span><text:span text:style-name="T5">short loc_20</text:span><text:span text:style-name="T4"><text:tab/><text:tab/>; </text:span><text:span text:style-name="T5">знаковое сравнение!</text:span></text:p>
      <text:p text:style-name="P1"><text:span text:style-name="T2">_TEXT:0000000B</text:span><text:span text:style-name="T3"><text:tab/><text:tab/><text:tab/></text:span><text:span text:style-name="T2">mov</text:span><text:span text:style-name="T3"><text:tab/></text:span><text:span text:style-name="T2">eax, 0EBE2h</text:span></text:p>
      <text:p text:style-name="P2">_TEXT:00000010</text:p>
      <text:p text:style-name="P1"><text:span text:style-name="T2">_TEXT:00000010 loc_20:</text:span><text:span text:style-name="T3"><text:tab/><text:tab/><text:tab/><text:tab/><text:tab/><text:tab/></text:span><text:span text:style-name="T2">; CODE XREF: _foo+9↑j</text:span></text:p>
      <text:p text:style-name="P1"><text:span text:style-name="T2">_TEXT:00000010<text:tab/><text:tab/><text:tab/>pop</text:span><text:span text:style-name="T3"><text:tab/></text:span><text:span text:style-name="T2">ebp</text:span></text:p>
      <text:p text:style-name="P1"><text:span text:style-name="T2">_TEXT:00000011<text:tab/><text:tab/><text:tab/>retn</text:span></text:p>
      <text:p text:style-name="P2">_TEXT:00000011 _foo<text:tab/><text:tab/>endp</text:p>
      <text:p text:style-name="P6">Листинг <text:sequence text:ref-name="refЛистинг2" text:name="Листинг" text:formula="ooow:Листинг+1" style:num-format="1">3</text:sequence> результат работы компилятора <text:span text:style-name="T1">Borland C++</text:span>, переменная <text:span text:style-name="T1">char *s </text:span>трактуется как <text:span text:style-name="T1">signed char*</text:span></text:p>
      <text:p text:style-name="P5">Самое подлое коварство данной проблемы заключается в том, что она не проявляется на английских программах, поскольку символы английского алфавита сосредоточены в первой половине <text:span text:style-name="T1">ASCII-</text:span>таблицы и потому знака "минус" в них просто не возникает! А вот после русификации (или работе с русскими файлами данных) он неожиданно вылезает в самых разных местах, разваливая программу и порождая трудноуловимые баги.</text:p>
      <text:h text:style-name="Heading_20_2" text:outline-level="2">совет 3 — выход из нескольких циклов сразу</text:h>
      <text:p text:style-name="P5">Начинающие программисты постоянно задают мне один и тот же вопрос: как выйти из двух и более циклов сразу? Средствами структурного программирования никак не получается. То есть, получается, конечно, но приходится использовать флаги, проверяемые в каждом цикле, что не только громоздко, ненадежно, ненаглядно, но еще и непроизводительно. Современные процессоры не любят ветвлений, и каждая лишняя проверка сжирает кучу тактов, особенно на нерегулярных переходах, которые невозможно предсказать.</text:p>
      <text:p text:style-name="P5">Выход состоит в использовании горячо критикуемого "goto", который обвиняют в неструктурности и вообще "идеологической неправильности". Действительно, при злоупотреблении <text:span text:style-name="T1">goto</text:span>, программа превращается в "спагетти" и ее становится совершенно невозможно отлаживать, поскольку непонятно как мы вообще попали в данный блок кода и какая зараза совершила сюда переход, но… сравните два следующих фрагмента кода:</text:p>
      <text:p text:style-name="P5"/>
      <text:p text:style-name="P3">for(…)</text:p>
      <text:p text:style-name="P3">{</text:p>
      <text:p text:style-name="P3"><text:tab/>for (…)</text:p>
      <text:p text:style-name="P3"><text:tab/>{</text:p>
      <text:p text:style-name="P1"><text:span text:style-name="T3"><text:tab/><text:tab/>for(…)</text:span></text:p>
      <text:p text:style-name="P3"><text:tab/><text:tab/>{</text:p>
      <text:p text:style-name="P3"><text:tab/><text:tab/><text:tab/>if (…) goto to_exit;</text:p>
      <text:p text:style-name="P3"><text:tab/><text:tab/>}</text:p>
      <text:p text:style-name="P3"><text:tab/>}</text:p>
      <text:p text:style-name="P3"/>
      <text:p text:style-name="P3">} to_exit:</text:p>
      <text:p text:style-name="P6">Листинг<text:span text:style-name="T1"> </text:span><text:sequence text:ref-name="refЛистинг3" text:name="Листинг" text:formula="ooow:Листинг+1" style:num-format="1">4</text:sequence><text:span text:style-name="T1"> </text:span>выход из трех циклов <text:span text:style-name="T1">c </text:span>использованием оператора <text:span text:style-name="T1">goto</text:span></text:p>
      <text:p text:style-name="P4"/>
      <text:p text:style-name="P3">int to_exit = 0;</text:p>
      <text:p text:style-name="P3">for(…)</text:p>
      <text:p text:style-name="P3">{</text:p>
      <text:p text:style-name="P3"><text:tab/>for(…)</text:p>
      <text:p text:style-name="P3"><text:tab/>{</text:p>
      <text:p text:style-name="P3"><text:soft-page-break/><text:tab/><text:tab/>for(…)</text:p>
      <text:p text:style-name="P3"><text:tab/><text:tab/>{</text:p>
      <text:p text:style-name="P3"><text:tab/><text:tab/><text:tab/>if (…)</text:p>
      <text:p text:style-name="P3"><text:tab/><text:tab/><text:tab/>{</text:p>
      <text:p text:style-name="P3"><text:tab/><text:tab/><text:tab/><text:tab/>to_exit = 1;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1"><text:span text:style-name="T3"><text:tab/><text:tab/>if (to_exit) break;</text:span></text:p>
      <text:p text:style-name="P3"><text:tab/><text:tab/></text:p>
      <text:p text:style-name="P3"><text:tab/>}</text:p>
      <text:p text:style-name="P3"><text:tab/>if (to_exit) break;</text:p>
      <text:p text:style-name="P3">}</text:p>
      <text:p text:style-name="P6">Листинг <text:sequence text:ref-name="refЛистинг4" text:name="Листинг" text:formula="ooow:Листинг+1" style:num-format="1">5</text:sequence><text:span text:style-name="T1"> </text:span>выход из трех циклов без использования оператора <text:span text:style-name="T1">goto</text:span></text:p>
      <text:p text:style-name="P5">Не кажется ли вам, что листинг 4 намного более нагляден и в нем гораздо труднее совершить ошибку, чем в "идеологически правильном" листинге 5? Увы! В некоторых случаях, использование <text:span text:style-name="T1">goto </text:span>строго запрещено принятыми корпоративными правилами кодирования, против которых не попрешь. Вот такая, значит, бюрократия.</text:p>
      <text:h text:style-name="Heading_20_2" text:outline-level="2">совет 4 — переносимые ассемблерные вставки</text:h>
      <text:p text:style-name="P5">Когда возможностей, предоставляемых языком Си, оказывается недостаточно (например, требуется прочитать значение регистра-счетчика команд) программисты обычно прибегают к ассемблерным вставкам.</text:p>
      <text:p text:style-name="P5">Проблема в том, что способ оформления ассемблерный вставок не стандартизован и каждый компилятор делает это по своему. К тому же, даже в рамках <text:span text:style-name="T1">x86-</text:span>процессоров существует как минимум два ассемблерных синтаксиса<text:span text:style-name="T1"> –</text:span> <text:span text:style-name="T1">Intel (</text:span>поддерживаемый <text:span text:style-name="T1">Windows-</text:span>компиляторами) и <text:span text:style-name="T1">AT&amp;T</text:span>, поддерживаемый, например, <text:span text:style-name="T1">GCC</text:span>.</text:p>
      <text:p text:style-name="P5">Одно из решений состоит в переводе ассемблерной вставки в машинный код (что очень удобно делать в <text:span text:style-name="T1">hiew'</text:span>е) с последующим размещением ее в локальном массиве, указатель на который преобразуется в указатель на функцию, запускаемую на выполнение с передачей аргументов через стек по тому или иному соглашению.</text:p>
      <text:p text:style-name="P5">Практический пример использования такого трюка на практике приведен ниже:</text:p>
      <text:p text:style-name="P5"/>
      <text:p text:style-name="P1"><text:span text:style-name="T2">int (*</text:span><text:span text:style-name="T3">foo</text:span><text:span text:style-name="T2">)();</text:span></text:p>
      <text:p text:style-name="P2"/>
      <text:p text:style-name="P1"><text:span text:style-name="T3">bar</text:span><text:span text:style-name="T2">()</text:span></text:p>
      <text:p text:style-name="P2">{</text:p>
      <text:p text:style-name="P1"><text:span text:style-name="T3"><text:tab/>// </text:span><text:span text:style-name="T2">объявляем массив и заполняем его машинным кодом</text:span></text:p>
      <text:p text:style-name="P1"><text:span text:style-name="T3"><text:tab/></text:span><text:span text:style-name="T2">char shell[]="\x0F\x31";</text:span><text:span text:style-name="T3"><text:tab/>// RDTSC</text:span></text:p>
      <text:p text:style-name="P2"><text:tab/></text:p>
      <text:p text:style-name="P1"><text:span text:style-name="T2"><text:tab/></text:span><text:span text:style-name="T3">// </text:span><text:span text:style-name="T2">преобразуем указатель на массив в указатель на функцию </text:span><text:span text:style-name="T3">foo</text:span></text:p>
      <text:p text:style-name="P1"><text:span text:style-name="T3"><text:tab/>foo</text:span><text:span text:style-name="T2"> = (int(*)())shell;</text:span></text:p>
      <text:p text:style-name="P2"><text:tab/></text:p>
      <text:p text:style-name="P1"><text:span text:style-name="T2"><text:tab/></text:span><text:span text:style-name="T3">// </text:span><text:span text:style-name="T2">вызываем функцию </text:span><text:span text:style-name="T3">foo</text:span><text:span text:style-name="T2">, возвращая результат ее выполнения</text:span></text:p>
      <text:p text:style-name="P1"><text:span text:style-name="T2"><text:tab/></text:span><text:span text:style-name="T3">// </text:span><text:span text:style-name="T2">для простоты результат усекается до 32-бит, передаваемых</text:span><text:span text:style-name="T3"> </text:span><text:span text:style-name="T2">в регистр </text:span><text:span text:style-name="T3">EAX</text:span><text:span text:style-name="T2">,</text:span></text:p>
      <text:p text:style-name="P1"><text:span text:style-name="T2"><text:tab/></text:span><text:span text:style-name="T3">// </text:span><text:span text:style-name="T2">старшие 32-бита, помещаемые командой </text:span><text:span text:style-name="T3">RDTSC </text:span><text:span text:style-name="T2">в регистр </text:span><text:span text:style-name="T3">EDX</text:span><text:span text:style-name="T2"> мы отбрасываем</text:span></text:p>
      <text:p text:style-name="P1"><text:span text:style-name="T2"><text:tab/>return </text:span><text:span text:style-name="T3">foo</text:span><text:span text:style-name="T2">();</text:span></text:p>
      <text:p text:style-name="P2">}</text:p>
      <text:p text:style-name="P2"/>
      <text:p text:style-name="P2">main()</text:p>
      <text:p text:style-name="P2">{</text:p>
      <text:p text:style-name="P1"><text:span text:style-name="T3"><text:tab/>int a;</text:span></text:p>
      <text:p text:style-name="P1"><text:span text:style-name="T2"><text:tab/></text:span><text:span text:style-name="T3">a = bar</text:span><text:span text:style-name="T2">();</text:span></text:p>
      <text:p text:style-name="P2">}</text:p>
      <text:p text:style-name="P6">Листинг <text:sequence text:ref-name="refЛистинг5" text:name="Листинг" text:formula="ooow:Листинг+1" style:num-format="1">6</text:sequence> пример вставки машинного кода в си-программу</text:p>
      <text:p text:style-name="P5">Единственный существенный недостаток данного метода в том, что на осях с неисполняемым стеком он не работает и приходится вызывать системно-зависимые функции для установки соответствующих атрибутов доступа к памяти — <text:span text:style-name="T1">VirtualProtect</text:span>()<text:span text:style-name="T1"> </text:span>на <text:span text:style-name="T1">Windows</text:span> и <text:span text:style-name="T1">mprotect</text:span>()<text:span text:style-name="T1"> </text:span>на <text:span text:style-name="T1">UNIX</text:span>, вокруг которых приходится делать свои "обертки" (они же "врапперы" от английского <text:span text:style-name="T1">wrapper)</text:span>, вызываемые перед передачей управления на функции <text:span text:style-name="T1">foo()</text:span>, но и в этом случае у нас нет никаких гарантий, что ось позволит выполнить код. В частности, некоторые <text:span text:style-name="T1">UNIX-</text:span>подобные системы на процессорах не поддерживающих биты <text:span text:style-name="T1">NX/XD (</text:span>атрибуты исполнения кода на уровне страниц) размещают стек в области памяти, управляемой селектором, устанавливающим права доступа только на чтение/запись (без возможности исполнения) и потому игнорирующие вызов <text:span text:style-name="T1">mprotect(,,PROT_EXEC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05T20:46:00</dc:date>
    <meta:editing-cycles>73</meta:editing-cycles>
    <meta:editing-duration>PT5H25M</meta:editing-duration>
    <meta:document-statistic meta:table-count="0" meta:image-count="0" meta:object-count="0" meta:page-count="3" meta:paragraph-count="101" meta:word-count="1130" meta:character-count="8334" meta:non-whitespace-character-count="7204"/>
    <meta:generator>LibreOffice/5.1.4.2$Windows_x86 LibreOffice_project/f99d75f39f1c57ebdd7ffc5f42867c12031db97a</meta:generator>
  </office:meta>
</office:document-meta>
</file>